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0.3008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fo:border="0.0008in solid #000000" fo:padding="0.028in" style:rotation-align="none"/>
    </style:style>
    <style:style style:name="ce5" style:family="table-cell" style:parent-style-name="Default">
      <style:table-cell-properties style:diagonal-bl-tr="none" style:diagonal-tl-br="none" fo:border="none" fo:padding="0.028in" style:rotation-align="none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3" table:default-cell-style-name="ce1"/>
        <table:table-column table:style-name="co3" table:number-columns-repeated="15" table:default-cell-style-name="Default"/>
        <table:table-row table:style-name="ro1">
          <table:table-cell table:number-columns-repeated="4"/>
          <table:table-cell table:style-name="Default" table:number-columns-repeated="9"/>
          <table:table-cell table:number-columns-repeated="4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>
            <draw:line table:end-cell-address="Sheet1.Q3" table:end-x="0.0146in" table:end-y="0.1618in" draw:z-index="0" draw:style-name="gr1" draw:text-style-name="P1" svg:x1="1.8122in" svg:y1="0.1697in" svg:x2="0.1811in" svg:y2="0.3571in">
              <text:p/>
            </draw:line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4"/>
          <table:table-cell table:style-name="ce1">
            <draw:line table:end-cell-address="Sheet1.W3" table:end-x="0.1909in" table:end-y="0.1516in" draw:z-index="7" draw:style-name="gr1" draw:text-style-name="P1" svg:x1="0.024in" svg:y1="0.1594in" svg:x2="1.6886in" svg:y2="0.3469in">
              <text:p/>
            </draw:line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style-name="ce5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Comp Inserts</text:p>
          </table:table-cell>
          <table:table-cell office:value-type="string">
            <text:p>Comp Find</text:p>
          </table:table-cell>
          <table:table-cell table:style-name="Default"/>
          <table:table-cell/>
          <table:table-cell table:style-name="Default"/>
          <table:table-cell table:style-name="Default">
            <draw:line table:end-cell-address="Sheet1.K5" table:end-x="0.0268in" table:end-y="0.1677in" draw:z-index="1" draw:style-name="gr1" draw:text-style-name="P1" svg:x1="0.9256in" svg:y1="0.1441in" svg:x2="0.1646in" svg:y2="0.363in">
              <text:p/>
            </draw:line>
          </table:table-cell>
          <table:table-cell table:style-name="Default" table:number-columns-repeated="2"/>
          <table:table-cell table:style-name="ce4"/>
          <table:table-cell table:style-name="Default">
            <draw:line table:end-cell-address="Sheet1.N5" table:end-x="0.2189in" table:end-y="0.1571in" draw:z-index="4" draw:style-name="gr1" draw:text-style-name="P1" svg:x1="0.0024in" svg:y1="0.1547in" svg:x2="0.8181in" svg:y2="0.3524in">
              <text:p/>
            </draw:line>
          </table:table-cell>
          <table:table-cell table:number-columns-repeated="2"/>
          <table:table-cell table:style-name="Default" table:number-columns-repeated="3"/>
          <table:table-cell/>
          <table:table-cell table:style-name="ce1"/>
          <table:table-cell table:style-name="ce1">
            <draw:line table:end-cell-address="Sheet1.W5" table:end-x="0.0146in" table:end-y="0.1362in" draw:z-index="8" draw:style-name="gr1" draw:text-style-name="P1" svg:x1="0.9134in" svg:y1="0.1547in" svg:x2="0.1748in" svg:y2="0.3315in">
              <text:p/>
            </draw:line>
          </table:table-cell>
          <table:table-cell table:number-columns-repeated="2"/>
          <table:table-cell table:style-name="ce4"/>
          <table:table-cell>
            <draw:line table:end-cell-address="Sheet1.Z5" table:end-x="0.1736in" table:end-y="0.1469in" draw:z-index="9" draw:style-name="gr1" draw:text-style-name="P1" svg:x1="0.0122in" svg:y1="0.1547in" svg:x2="0.7728in" svg:y2="0.3421in">
              <text:p/>
            </draw:line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ce1" table:number-columns-repeated="2"/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 table:style-name="Default">
            <draw:line table:end-cell-address="Sheet1.H7" table:end-x="0.0437in" table:end-y="0.1315in" draw:z-index="2" draw:style-name="gr1" draw:text-style-name="P1" svg:x1="0.6425in" svg:y1="0.15in" svg:x2="0.2232in" svg:y2="0.3268in">
              <text:p/>
            </draw:line>
          </table:table-cell>
          <table:table-cell table:style-name="Default"/>
          <table:table-cell table:style-name="ce2"/>
          <table:table-cell table:style-name="Default">
            <draw:line table:end-cell-address="Sheet1.J7" table:end-x="0.2161in" table:end-y="0.1213in" draw:z-index="3" draw:style-name="gr1" draw:text-style-name="P1" svg:x1="0.0193in" svg:y1="0.1291in" svg:x2="0.5157in" svg:y2="0.3165in">
              <text:p/>
            </draw:line>
          </table:table-cell>
          <table:table-cell table:number-columns-repeated="2"/>
          <table:table-cell>
            <draw:line table:end-cell-address="Sheet1.N7" table:end-x="0.0315in" table:end-y="0.1421in" draw:z-index="5" draw:style-name="gr1" draw:text-style-name="P1" svg:x1="0.6307in" svg:y1="0.1602in" svg:x2="0.1898in" svg:y2="0.3374in">
              <text:p/>
            </draw:line>
          </table:table-cell>
          <table:table-cell/>
          <table:table-cell table:style-name="ce2"/>
          <table:table-cell>
            <draw:line table:end-cell-address="Sheet1.P7" table:end-x="0.1929in" table:end-y="0.1213in" draw:z-index="6" draw:style-name="gr1" draw:text-style-name="P1" svg:x1="0.0409in" svg:y1="0.15in" svg:x2="0.4925in" svg:y2="0.3165in">
              <text:p/>
            </draw:line>
          </table:table-cell>
          <table:table-cell/>
          <table:table-cell table:style-name="Default"/>
          <table:table-cell>
            <draw:line table:end-cell-address="Sheet1.T7" table:end-x="0.0315in" table:end-y="0.1524in" draw:z-index="10" draw:style-name="gr1" draw:text-style-name="P1" svg:x1="0.6303in" svg:y1="0.15in" svg:x2="0.1559in" svg:y2="0.3476in">
              <text:p/>
            </draw:line>
          </table:table-cell>
          <table:table-cell/>
          <table:table-cell table:style-name="ce2"/>
          <table:table-cell>
            <draw:line table:end-cell-address="Sheet1.V7" table:end-x="0.1705in" table:end-y="0.1421in" draw:z-index="11" draw:style-name="gr1" draw:text-style-name="P1" svg:x1="0.0736in" svg:y1="0.15in" svg:x2="0.4701in" svg:y2="0.3374in">
              <text:p/>
            </draw:line>
          </table:table-cell>
          <table:table-cell table:number-columns-repeated="2"/>
          <table:table-cell>
            <draw:line table:end-cell-address="Sheet1.Y7" table:end-x="0.2969in" table:end-y="0.1524in" draw:z-index="12" draw:style-name="gr1" draw:text-style-name="P1" svg:x1="0.5965in" svg:y1="0.15in" svg:x2="0.1665in" svg:y2="0.3476in">
              <text:p/>
            </draw:line>
          </table:table-cell>
          <table:table-cell/>
          <table:table-cell table:style-name="ce4"/>
          <table:table-cell>
            <draw:line table:end-cell-address="Sheet1.AB7" table:end-x="0.1701in" table:end-y="0.1213in" draw:z-index="13" draw:style-name="gr1" draw:text-style-name="P1" svg:x1="0.0177in" svg:y1="0.1394in" svg:x2="0.4697in" svg:y2="0.3165in">
              <text:p/>
            </draw:line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3"/>
          <table:table-cell table:style-name="ce3"/>
          <table:table-cell table:style-name="Default"/>
          <table:table-cell table:number-columns-repeated="4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5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style-name="Default"/>
          <table:table-cell table:style-name="ce4"/>
          <table:table-cell table:style-name="ce1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11"/>
          <table:table-cell table:style-name="Default"/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0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0"/>
        </table:table-row>
        <table:table-row table:style-name="ro1" table:number-rows-repeated="5">
          <table:table-cell table:number-columns-repeated="32"/>
        </table:table-row>
        <table:table-row table:style-name="ro2">
          <table:table-cell office:value-type="string">
            <text:p>Si es mayor que el actual va a la derecha</text:p>
          </table:table-cell>
          <table:table-cell table:number-columns-repeated="31"/>
        </table:table-row>
        <table:table-row table:style-name="ro2">
          <table:table-cell office:value-type="string">
            <text:p>Si es mayor que el actual pero menor que izquierda el actual va a la derecha</text:p>
          </table:table-cell>
          <table:table-cell table:number-columns-repeated="31"/>
        </table:table-row>
        <table:table-row table:style-name="ro2">
          <table:table-cell office:value-type="string">
            <text:p>Si es menor busca izqu, si no hay se coloca alli</text:p>
          </table:table-cell>
          <table:table-cell table:number-columns-repeated="3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Default">
            <draw:line table:end-cell-address="Sheet1.Q26" table:end-x="0.0256in" table:end-y="0.1484in" draw:z-index="14" draw:style-name="gr1" draw:text-style-name="P1" svg:x1="1.8232in" svg:y1="0.1563in" svg:x2="0.1921in" svg:y2="0.3437in">
              <text:p/>
            </draw:line>
          </table:table-cell>
          <table:table-cell table:style-name="Default" table:number-columns-repeated="2"/>
          <table:table-cell table:number-columns-repeated="3"/>
          <table:table-cell>
            <draw:line table:end-cell-address="Sheet1.W26" table:end-x="0.1579in" table:end-y="0.1799in" draw:z-index="21" draw:style-name="gr1" draw:text-style-name="P1" svg:x1="0.2906in" svg:y1="0.1878in" svg:x2="1.9551in" svg:y2="0.3752in">
              <text:p/>
            </draw:line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style-name="ce4" office:value-type="float" office:value="3">
            <text:p>3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>
            <draw:line table:end-cell-address="Sheet1.K28" table:end-x="0.0378in" table:end-y="0.1335in" draw:z-index="15" draw:style-name="gr1" draw:text-style-name="P1" svg:x1="0.9366in" svg:y1="0.1098in" svg:x2="0.1756in" svg:y2="0.3287in">
              <text:p/>
            </draw:line>
          </table:table-cell>
          <table:table-cell table:style-name="Default" table:number-columns-repeated="3"/>
          <table:table-cell table:style-name="Default">
            <draw:line table:end-cell-address="Sheet1.N28" table:end-x="0.2299in" table:end-y="0.102in" draw:z-index="18" draw:style-name="gr1" draw:text-style-name="P1" svg:x1="0.0134in" svg:y1="0.0996in" svg:x2="0.8291in" svg:y2="0.2972in">
              <text:p/>
            </draw:line>
          </table:table-cell>
          <table:table-cell table:style-name="Default"/>
          <table:table-cell/>
          <table:table-cell table:style-name="Default" table:number-columns-repeated="2"/>
          <table:table-cell table:style-name="ce5"/>
          <table:table-cell table:style-name="ce1" table:number-columns-repeated="2"/>
          <table:table-cell>
            <draw:line table:end-cell-address="Sheet1.W28" table:end-x="0.0035in" table:end-y="0.1437in" draw:z-index="22" draw:style-name="gr1" draw:text-style-name="P1" svg:x1="0.9024in" svg:y1="0.1622in" svg:x2="0.1638in" svg:y2="0.339in">
              <text:p/>
            </draw:line>
          </table:table-cell>
          <table:table-cell table:number-columns-repeated="3"/>
          <table:table-cell>
            <draw:line table:end-cell-address="Sheet1.Z28" table:end-x="0.2067in" table:end-y="0.1539in" draw:z-index="23" draw:style-name="gr1" draw:text-style-name="P1" svg:x1="0.0453in" svg:y1="0.1618in" svg:x2="0.8059in" svg:y2="0.3492in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omp Inserts</text:p>
          </table:table-cell>
          <table:table-cell office:value-type="string">
            <text:p>Comp Find</text:p>
          </table:table-cell>
          <table:table-cell table:style-name="Default"/>
          <table:table-cell/>
          <table:table-cell table:style-name="Default" table:number-columns-repeated="4"/>
          <table:table-cell table:style-name="ce4" office:value-type="float" office:value="2">
            <text:p>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ce1" table:number-columns-repeated="2"/>
          <table:table-cell table:number-columns-repeated="2"/>
          <table:table-cell table:style-name="ce4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Default"/>
          <table:table-cell>
            <draw:line table:end-cell-address="Sheet1.H30" table:end-x="0.0547in" table:end-y="0.1177in" draw:z-index="16" draw:style-name="gr1" draw:text-style-name="P1" svg:x1="0.6535in" svg:y1="0.1362in" svg:x2="0.2343in" svg:y2="0.313in">
              <text:p/>
            </draw:line>
          </table:table-cell>
          <table:table-cell table:style-name="Default" table:number-columns-repeated="2"/>
          <table:table-cell table:style-name="Default">
            <draw:line table:end-cell-address="Sheet1.J30" table:end-x="0.2713in" table:end-y="0.1185in" draw:z-index="17" draw:style-name="gr1" draw:text-style-name="P1" svg:x1="0.0744in" svg:y1="0.1264in" svg:x2="0.5709in" svg:y2="0.3138in">
              <text:p/>
            </draw:line>
          </table:table-cell>
          <table:table-cell table:style-name="Default"/>
          <table:table-cell table:style-name="ce5"/>
          <table:table-cell table:style-name="Default">
            <draw:line table:end-cell-address="Sheet1.N30" table:end-x="0.0976in" table:end-y="0.1181in" draw:z-index="19" draw:style-name="gr1" draw:text-style-name="P1" svg:x1="0.6969in" svg:y1="0.1362in" svg:x2="0.2559in" svg:y2="0.3134in">
              <text:p/>
            </draw:line>
          </table:table-cell>
          <table:table-cell table:number-columns-repeated="2"/>
          <table:table-cell table:style-name="Default">
            <draw:line table:end-cell-address="Sheet1.P30" table:end-x="0.2039in" table:end-y="0.1283in" draw:z-index="20" draw:style-name="gr1" draw:text-style-name="P1" svg:x1="0.052in" svg:y1="0.1571in" svg:x2="0.5035in" svg:y2="0.3236in">
              <text:p/>
            </draw:line>
          </table:table-cell>
          <table:table-cell table:style-name="Default" table:number-columns-repeated="2"/>
          <table:table-cell>
            <draw:line table:end-cell-address="Sheet1.T30" table:end-x="0.0425in" table:end-y="0.1075in" draw:z-index="24" draw:style-name="gr1" draw:text-style-name="P1" svg:x1="0.6413in" svg:y1="0.1051in" svg:x2="0.1669in" svg:y2="0.3028in">
              <text:p/>
            </draw:line>
          </table:table-cell>
          <table:table-cell table:style-name="ce1" table:number-columns-repeated="2"/>
          <table:table-cell>
            <draw:line table:end-cell-address="Sheet1.V30" table:end-x="0.1484in" table:end-y="0.1181in" draw:z-index="25" draw:style-name="gr1" draw:text-style-name="P1" svg:x1="0.0516in" svg:y1="0.126in" svg:x2="0.448in" svg:y2="0.3134in">
              <text:p/>
            </draw:line>
          </table:table-cell>
          <table:table-cell/>
          <table:table-cell table:style-name="ce5"/>
          <table:table-cell>
            <draw:line table:end-cell-address="Sheet1.Z30" table:end-x="0.0303in" table:end-y="0.1283in" draw:z-index="26" draw:style-name="gr1" draw:text-style-name="P1" svg:x1="0.6295in" svg:y1="0.126in" svg:x2="0.1996in" svg:y2="0.3236in">
              <text:p/>
            </draw:line>
          </table:table-cell>
          <table:table-cell table:number-columns-repeated="2"/>
          <table:table-cell>
            <draw:line table:end-cell-address="Sheet1.AB30" table:end-x="0.2472in" table:end-y="0.1705in" draw:z-index="27" draw:style-name="gr1" draw:text-style-name="P1" svg:x1="0.0949in" svg:y1="0.1886in" svg:x2="0.5469in" svg:y2="0.3657in">
              <text:p/>
            </draw:line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Default" table:number-columns-repeated="3"/>
          <table:table-cell table:style-name="ce2" office:value-type="float" office:value="1">
            <text:p>1</text:p>
          </table:table-cell>
          <table:table-cell table:style-name="Default"/>
          <table:table-cell table:number-columns-repeated="4"/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5"/>
          <table:table-cell table:style-name="ce4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2">
            <text:p>2</text:p>
          </table:table-cell>
          <table:table-cell table:style-name="Default" table:number-columns-repeated="3"/>
          <table:table-cell table:style-name="ce3"/>
          <table:table-cell table:style-name="Default"/>
          <table:table-cell table:number-columns-repeated="4"/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ce3"/>
          <table:table-cell table:number-columns-repeated="5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Default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style-name="Default"/>
          <table:table-cell table:style-name="ce4"/>
          <table:table-cell table:style-name="ce1"/>
          <table:table-cell table:number-columns-repeated="2"/>
          <table:table-cell table:style-name="ce4"/>
          <table:table-cell/>
          <table:table-cell table:style-name="ce4" office:value-type="float" office:value="6">
            <text:p>6</text:p>
          </table:table-cell>
          <table:table-cell table:number-columns-repeated="3"/>
          <table:table-cell table:style-name="ce4"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1"/>
          <table:table-cell table:style-name="Default"/>
          <table:table-cell table:style-name="ce1" table:number-columns-repeated="3"/>
          <table:table-cell table:number-columns-repeated="2"/>
          <table:table-cell office:value-type="float" office:value="5">
            <text:p>5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5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rom</text:p>
          </table:table-cell>
          <table:table-cell table:formula="of:=AVERAGE([.C29:.C38])" office:value-type="float" office:value="2.9">
            <text:p>2.9</text:p>
          </table:table-cell>
          <table:table-cell table:formula="of:=AVERAGE([.D29:.D38])" office:value-type="float" office:value="3.7">
            <text:p>3.7</text:p>
          </table:table-cell>
          <table:table-cell table:number-columns-repeated="28"/>
        </table:table-row>
        <table:table-row table:style-name="ro1" table:number-rows-repeated="4">
          <table:table-cell table:number-columns-repeated="32"/>
        </table:table-row>
        <table:table-row table:style-name="ro2">
          <table:table-cell office:value-type="string">
            <text:p>Si esta entre el actual y el izquierdo mueve la cabeza a la derecha y se coloca en su lugar</text:p>
          </table:table-cell>
          <table:table-cell table:number-columns-repeated="31"/>
        </table:table-row>
        <table:table-row table:style-name="ro2">
          <table:table-cell office:value-type="string">
            <text:p>Si esta entre el actual y el derecho mueve la cabeza a la izquierda y se coloca en su lugar</text:p>
          </table:table-cell>
          <table:table-cell table:number-columns-repeated="31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10"/>
          <table:table-cell>
            <draw:line table:end-cell-address="Sheet1.Q51" table:end-x="0.0035in" table:end-y="0.1665in" draw:z-index="28" draw:style-name="gr1" draw:text-style-name="P1" svg:x1="1.8012in" svg:y1="0.174in" svg:x2="0.1701in" svg:y2="0.3614in">
              <text:p/>
            </draw:line>
          </table:table-cell>
          <table:table-cell table:number-columns-repeated="6"/>
          <table:table-cell>
            <draw:line table:end-cell-address="Sheet1.W51" table:end-x="0.213in" table:end-y="0.1567in" draw:z-index="35" draw:style-name="gr1" draw:text-style-name="P1" svg:x1="0.0461in" svg:y1="0.1642in" svg:x2="1.7106in" svg:y2="0.3516in">
              <text:p/>
            </draw:line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4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>
            <draw:line table:end-cell-address="Sheet1.K53" table:end-x="0.0819in" table:end-y="0.1724in" draw:z-index="29" draw:style-name="gr1" draw:text-style-name="P1" svg:x1="0.9807in" svg:y1="0.1484in" svg:x2="0.2197in" svg:y2="0.3673in">
              <text:p/>
            </draw:line>
          </table:table-cell>
          <table:table-cell table:style-name="Default" table:number-columns-repeated="3"/>
          <table:table-cell table:style-name="Default">
            <draw:line table:end-cell-address="Sheet1.N53" table:end-x="0.2299in" table:end-y="0.1512in" draw:z-index="32" draw:style-name="gr1" draw:text-style-name="P1" svg:x1="0.0134in" svg:y1="0.1484in" svg:x2="0.8291in" svg:y2="0.3461in">
              <text:p/>
            </draw:line>
          </table:table-cell>
          <table:table-cell table:style-name="Default"/>
          <table:table-cell/>
          <table:table-cell table:style-name="Default" table:number-columns-repeated="2"/>
          <table:table-cell table:style-name="ce4"/>
          <table:table-cell table:style-name="ce1" table:number-columns-repeated="2"/>
          <table:table-cell>
            <draw:line table:end-cell-address="Sheet1.W53" table:end-x="0.0587in" table:end-y="0.1307in" draw:z-index="36" draw:style-name="gr1" draw:text-style-name="P1" svg:x1="0.9575in" svg:y1="0.1488in" svg:x2="0.2189in" svg:y2="0.3256in">
              <text:p/>
            </draw:line>
          </table:table-cell>
          <table:table-cell table:number-columns-repeated="3"/>
          <table:table-cell>
            <draw:line table:end-cell-address="Sheet1.Z53" table:end-x="0.1736in" table:end-y="0.1618in" draw:z-index="37" draw:style-name="gr1" draw:text-style-name="P1" svg:x1="0.0122in" svg:y1="0.1693in" svg:x2="0.7728in" svg:y2="0.3567in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style-name="ce5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Comp Inserts</text:p>
          </table:table-cell>
          <table:table-cell office:value-type="string">
            <text:p>Comp Find</text:p>
          </table:table-cell>
          <table:table-cell table:style-name="Default"/>
          <table:table-cell>
            <draw:line table:end-cell-address="Sheet1.H55" table:end-x="0.0437in" table:end-y="0.1256in" draw:z-index="30" draw:style-name="gr1" draw:text-style-name="P1" svg:x1="0.6425in" svg:y1="0.1437in" svg:x2="0.2232in" svg:y2="0.3205in">
              <text:p/>
            </draw:line>
          </table:table-cell>
          <table:table-cell table:style-name="Default" table:number-columns-repeated="2"/>
          <table:table-cell table:style-name="Default">
            <draw:line table:end-cell-address="Sheet1.J55" table:end-x="0.2382in" table:end-y="0.1472in" draw:z-index="31" draw:style-name="gr1" draw:text-style-name="P1" svg:x1="0.0413in" svg:y1="0.1547in" svg:x2="0.5378in" svg:y2="0.3421in">
              <text:p/>
            </draw:line>
          </table:table-cell>
          <table:table-cell table:style-name="Default"/>
          <table:table-cell table:style-name="ce4"/>
          <table:table-cell table:style-name="Default">
            <draw:line table:end-cell-address="Sheet1.N55" table:end-x="0.0205in" table:end-y="0.1469in" draw:z-index="33" draw:style-name="gr1" draw:text-style-name="P1" svg:x1="0.6197in" svg:y1="0.1646in" svg:x2="0.1787in" svg:y2="0.3417in">
              <text:p/>
            </draw:line>
          </table:table-cell>
          <table:table-cell table:number-columns-repeated="2"/>
          <table:table-cell table:style-name="Default">
            <draw:line table:end-cell-address="Sheet1.P55" table:end-x="0.1819in" table:end-y="0.1256in" draw:z-index="34" draw:style-name="gr1" draw:text-style-name="P1" svg:x1="0.0299in" svg:y1="0.1539in" svg:x2="0.4815in" svg:y2="0.3205in">
              <text:p/>
            </draw:line>
          </table:table-cell>
          <table:table-cell table:style-name="Default" table:number-columns-repeated="2"/>
          <table:table-cell>
            <draw:line table:end-cell-address="Sheet1.T55" table:end-x="0.0535in" table:end-y="0.1358in" draw:z-index="38" draw:style-name="gr1" draw:text-style-name="P1" svg:x1="0.6524in" svg:y1="0.1331in" svg:x2="0.178in" svg:y2="0.3307in">
              <text:p/>
            </draw:line>
          </table:table-cell>
          <table:table-cell table:style-name="ce1" table:number-columns-repeated="2"/>
          <table:table-cell>
            <draw:line table:end-cell-address="Sheet1.V55" table:end-x="0.1484in" table:end-y="0.1362in" draw:z-index="39" draw:style-name="gr1" draw:text-style-name="P1" svg:x1="0.0516in" svg:y1="0.1437in" svg:x2="0.448in" svg:y2="0.3311in">
              <text:p/>
            </draw:line>
          </table:table-cell>
          <table:table-cell/>
          <table:table-cell table:style-name="ce4"/>
          <table:table-cell>
            <draw:line table:end-cell-address="Sheet1.Z55" table:end-x="0.0303in" table:end-y="0.1571in" draw:z-index="40" draw:style-name="gr1" draw:text-style-name="P1" svg:x1="0.6295in" svg:y1="0.1543in" svg:x2="0.1996in" svg:y2="0.352in">
              <text:p/>
            </draw:line>
          </table:table-cell>
          <table:table-cell table:number-columns-repeated="2"/>
          <table:table-cell>
            <draw:line table:end-cell-address="Sheet1.AB55" table:end-x="0.1701in" table:end-y="0.1362in" draw:z-index="41" draw:style-name="gr1" draw:text-style-name="P1" svg:x1="0.0177in" svg:y1="0.1539in" svg:x2="0.4697in" svg:y2="0.3311in">
              <text:p/>
            </draw:line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Default"/>
          <table:table-cell/>
          <table:table-cell table:style-name="Default" table:number-columns-repeated="4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ce1" table:number-columns-repeated="2"/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3"/>
          <table:table-cell table:style-name="ce2"/>
          <table:table-cell table:style-name="Default"/>
          <table:table-cell table:number-columns-repeated="4"/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Default" table:number-columns-repeated="3"/>
          <table:table-cell table:style-name="ce3"/>
          <table:table-cell table:style-name="Default"/>
          <table:table-cell table:number-columns-repeated="4"/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ce3"/>
          <table:table-cell table:number-columns-repeated="5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Default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style-name="Default"/>
          <table:table-cell table:style-name="ce4"/>
          <table:table-cell table:style-name="ce1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Default"/>
          <table:table-cell table:number-columns-repeated="11"/>
          <table:table-cell table:style-name="Default"/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rom</text:p>
          </table:table-cell>
          <table:table-cell table:formula="of:=AVERAGE([.C55:.C64])" office:value-type="float" office:value="0">
            <text:p>#DIV/0!</text:p>
          </table:table-cell>
          <table:table-cell table:formula="of:=AVERAGE([.D55:.D64])" office:value-type="float" office:value="2.9">
            <text:p>2.9</text:p>
          </table:table-cell>
          <table:table-cell table:number-columns-repeated="28"/>
        </table:table-row>
        <table:table-row table:style-name="ro1" table:number-rows-repeated="2">
          <table:table-cell table:number-columns-repeated="32"/>
        </table:table-row>
        <table:table-row table:style-name="ro2">
          <table:table-cell office:value-type="string">
            <text:p>Compara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2">
          <table:table-cell office:value-type="string">
            <text:p>Si el numero es mayor y no hay nada a la derecha entonces se ubica alli</text:p>
          </table:table-cell>
          <table:table-cell table:number-columns-repeated="31"/>
        </table:table-row>
        <table:table-row table:style-name="ro2">
          <table:table-cell office:value-type="string">
            <text:p>si el numero es mayor y hay un y hay un menor hace “flip” y coloca el derecho como izquierdo actual</text:p>
          </table:table-cell>
          <table:table-cell table:number-columns-repeated="9"/>
          <table:table-cell>
            <draw:line table:end-cell-address="Sheet1.Q72" table:end-x="0.0035in" table:end-y="0.1736in" draw:z-index="42" draw:style-name="gr1" draw:text-style-name="P1" svg:x1="1.8012in" svg:y1="0.1811in" svg:x2="0.1701in" svg:y2="0.3693in">
              <text:p/>
            </draw:line>
          </table:table-cell>
          <table:table-cell table:number-columns-repeated="21"/>
        </table:table-row>
        <table:table-row table:style-name="ro2">
          <table:table-cell office:value-type="string">
            <text:p>Si el numero es menor y no hay nada a la izqu entonces se ubica alli</text:p>
          </table:table-cell>
          <table:table-cell table:number-columns-repeated="16"/>
          <table:table-cell>
            <draw:line table:end-cell-address="Sheet1.W73" table:end-x="0.2134in" table:end-y="0.1563in" draw:z-index="49" draw:style-name="gr1" draw:text-style-name="P1" svg:x1="0.0465in" svg:y1="0.1642in" svg:x2="1.711in" svg:y2="0.3524in">
              <text:p/>
            </draw:line>
          </table:table-cell>
          <table:table-cell table:number-columns-repeated="14"/>
        </table:table-row>
        <table:table-row table:style-name="ro2">
          <table:table-cell office:value-type="string">
            <text:p>si el numero es menor y hay un y hay un mayor hace “flip” y coloca el izquierdo como derecho actual</text:p>
          </table:table-cell>
          <table:table-cell table:number-columns-repeated="3"/>
          <table:table-cell table:style-name="Default" table:number-columns-repeated="9"/>
          <table:table-cell table:number-columns-repeated="4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>
            <draw:line table:end-cell-address="Sheet1.K75" table:end-x="0.0819in" table:end-y="0.172in" draw:z-index="43" draw:style-name="gr1" draw:text-style-name="P1" svg:x1="0.9807in" svg:y1="0.148in" svg:x2="0.2197in" svg:y2="0.3669in">
              <text:p/>
            </draw:line>
          </table:table-cell>
          <table:table-cell table:style-name="Default" table:number-columns-repeated="3"/>
          <table:table-cell table:style-name="Default">
            <draw:line table:end-cell-address="Sheet1.N75" table:end-x="0.2303in" table:end-y="0.1512in" draw:z-index="46" draw:style-name="gr1" draw:text-style-name="P1" svg:x1="0.0134in" svg:y1="0.148in" svg:x2="0.8295in" svg:y2="0.3461in">
              <text:p/>
            </draw:line>
          </table:table-cell>
          <table:table-cell table:style-name="Default"/>
          <table:table-cell/>
          <table:table-cell table:style-name="Default" table:number-columns-repeated="2"/>
          <table:table-cell table:style-name="ce4" office:value-type="float" office:value="5">
            <text:p>5</text:p>
          </table:table-cell>
          <table:table-cell table:style-name="ce1" table:number-columns-repeated="2"/>
          <table:table-cell>
            <draw:line table:end-cell-address="Sheet1.W75" table:end-x="0.0583in" table:end-y="0.1303in" draw:z-index="50" draw:style-name="gr1" draw:text-style-name="P1" svg:x1="0.9571in" svg:y1="0.1488in" svg:x2="0.2189in" svg:y2="0.3252in">
              <text:p/>
            </draw:line>
          </table:table-cell>
          <table:table-cell table:number-columns-repeated="3"/>
          <table:table-cell>
            <draw:line table:end-cell-address="Sheet1.Z75" table:end-x="0.1736in" table:end-y="0.1614in" draw:z-index="51" draw:style-name="gr1" draw:text-style-name="P1" svg:x1="0.0122in" svg:y1="0.1689in" svg:x2="0.7728in" svg:y2="0.3563in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style-name="ce5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>
            <draw:line table:end-cell-address="Sheet1.H77" table:end-x="0.0437in" table:end-y="0.1252in" draw:z-index="44" draw:style-name="gr1" draw:text-style-name="P1" svg:x1="0.6425in" svg:y1="0.1433in" svg:x2="0.2232in" svg:y2="0.3205in">
              <text:p/>
            </draw:line>
          </table:table-cell>
          <table:table-cell table:style-name="Default" table:number-columns-repeated="2"/>
          <table:table-cell table:style-name="Default">
            <draw:line table:end-cell-address="Sheet1.J77" table:end-x="0.2382in" table:end-y="0.1465in" draw:z-index="45" draw:style-name="gr1" draw:text-style-name="P1" svg:x1="0.0413in" svg:y1="0.1543in" svg:x2="0.5378in" svg:y2="0.3417in">
              <text:p/>
            </draw:line>
          </table:table-cell>
          <table:table-cell table:style-name="Default"/>
          <table:table-cell table:style-name="ce4" office:value-type="float" office:value="3">
            <text:p>3</text:p>
          </table:table-cell>
          <table:table-cell table:style-name="Default">
            <draw:line table:end-cell-address="Sheet1.N77" table:end-x="0.0205in" table:end-y="0.1461in" draw:z-index="47" draw:style-name="gr1" draw:text-style-name="P1" svg:x1="0.6197in" svg:y1="0.1642in" svg:x2="0.1787in" svg:y2="0.3413in">
              <text:p/>
            </draw:line>
          </table:table-cell>
          <table:table-cell table:number-columns-repeated="2"/>
          <table:table-cell table:style-name="Default">
            <draw:line table:end-cell-address="Sheet1.P77" table:end-x="0.1815in" table:end-y="0.1252in" draw:z-index="48" draw:style-name="gr1" draw:text-style-name="P1" svg:x1="0.0299in" svg:y1="0.1535in" svg:x2="0.4811in" svg:y2="0.3205in">
              <text:p/>
            </draw:line>
          </table:table-cell>
          <table:table-cell table:style-name="Default" table:number-columns-repeated="2"/>
          <table:table-cell>
            <draw:line table:end-cell-address="Sheet1.T77" table:end-x="0.0539in" table:end-y="0.1346in" draw:z-index="52" draw:style-name="gr1" draw:text-style-name="P1" svg:x1="0.6528in" svg:y1="0.1327in" svg:x2="0.1783in" svg:y2="0.3299in">
              <text:p/>
            </draw:line>
          </table:table-cell>
          <table:table-cell table:style-name="ce1" table:number-columns-repeated="2"/>
          <table:table-cell>
            <draw:line table:end-cell-address="Sheet1.V77" table:end-x="0.1484in" table:end-y="0.1354in" draw:z-index="53" draw:style-name="gr1" draw:text-style-name="P1" svg:x1="0.0516in" svg:y1="0.1433in" svg:x2="0.448in" svg:y2="0.3307in">
              <text:p/>
            </draw:line>
          </table:table-cell>
          <table:table-cell/>
          <table:table-cell table:style-name="ce4" office:value-type="float" office:value="7">
            <text:p>7</text:p>
          </table:table-cell>
          <table:table-cell>
            <draw:line table:end-cell-address="Sheet1.Z77" table:end-x="0.0303in" table:end-y="0.1563in" draw:z-index="54" draw:style-name="gr1" draw:text-style-name="P1" svg:x1="0.6295in" svg:y1="0.1535in" svg:x2="0.1996in" svg:y2="0.3516in">
              <text:p/>
            </draw:line>
          </table:table-cell>
          <table:table-cell table:number-columns-repeated="2"/>
          <table:table-cell>
            <draw:line table:end-cell-address="Sheet1.AB77" table:end-x="0.1701in" table:end-y="0.1354in" draw:z-index="55" draw:style-name="gr1" draw:text-style-name="P1" svg:x1="0.0177in" svg:y1="0.1535in" svg:x2="0.4697in" svg:y2="0.3307in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4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ce1" table:number-columns-repeated="2"/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" office:value-type="float" office:value="2">
            <text:p>2</text:p>
          </table:table-cell>
          <table:table-cell table:style-name="Default"/>
          <table:table-cell table:number-columns-repeated="4"/>
          <table:table-cell table:style-name="ce2"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2"/>
          <table:table-cell table:style-name="ce2" office:value-type="float" office:value="6">
            <text:p>6</text:p>
          </table:table-cell>
          <table:table-cell table:number-columns-repeated="5"/>
          <table:table-cell table:style-name="ce4"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3"/>
          <table:table-cell table:style-name="Default"/>
          <table:table-cell table:number-columns-repeated="4"/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ce3"/>
          <table:table-cell table:number-columns-repeated="5"/>
          <table:table-cell table:style-name="ce5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1">
            <text:p>1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style-name="Default"/>
          <table:table-cell table:style-name="ce4"/>
          <table:table-cell table:style-name="ce1"/>
          <table:table-cell table:number-columns-repeated="2"/>
          <table:table-cell table:style-name="ce4"/>
          <table:table-cell/>
          <table:table-cell table:style-name="ce4" office:value-type="float" office:value="8">
            <text:p>8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Default"/>
          <table:table-cell table:style-name="ce1" table:number-columns-repeated="3"/>
          <table:table-cell table:number-columns-repeated="12"/>
        </table:table-row>
        <table:table-row table:style-name="ro1" table:number-rows-repeated="104849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Sheet2" table:style-name="ta2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22:0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oss </meta:initial-creator>
    <meta:creation-date>2011-10-17T20:18:27</meta:creation-date>
    <dc:creator>Cross </dc:creator>
    <dc:date>2011-10-17T22:03:32</dc:date>
    <meta:editing-cycles>11</meta:editing-cycles>
    <meta:editing-duration>PT1H11M10S</meta:editing-duration>
    <meta:generator>LibreOffice/3.3$Unix LibreOffice_project/330m19$Build-401</meta:generator>
    <meta:document-statistic meta:table-count="3" meta:cell-count="102" meta:object-count="56"/>
  </office:meta>
</office:document-meta>
</file>